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text:span><text:soft-page-break/><text:span text:style-name="T14">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14:02:46.007000000</meta:creation-date>
    <dc:date>2023-11-11T19:31:20.883000000</dc:date>
    <meta:editing-duration>PT8H59M7S</meta:editing-duration>
    <meta:editing-cycles>39</meta:editing-cycles>
    <meta:generator>LibreOffice/7.6.2.1$Windows_X86_64 LibreOffice_project/56f7684011345957bbf33a7ee678afaf4d2ba333</meta:generator>
    <meta:document-statistic meta:table-count="0" meta:image-count="0" meta:object-count="0" meta:page-count="2" meta:paragraph-count="11" meta:word-count="421" meta:character-count="2304" meta:non-whitespace-character-count="1893"/>
  </office:meta>
</office:document-meta>
</file>